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paragraph-rsid="00226426"/>
    </style:style>
    <style:style style:name="P2" style:family="paragraph" style:parent-style-name="Text_20_body">
      <style:text-properties officeooo:paragraph-rsid="00226426"/>
    </style:style>
    <style:style style:name="P3" style:family="paragraph" style:parent-style-name="Text_20_body">
      <style:text-properties officeooo:paragraph-rsid="00232a8f"/>
    </style:style>
    <style:style style:name="P4" style:family="paragraph" style:parent-style-name="Text_20_body">
      <style:text-properties officeooo:paragraph-rsid="0026a1aa"/>
    </style:style>
    <style:style style:name="P5" style:family="paragraph" style:parent-style-name="Text_20_body" style:list-style-name="L1">
      <style:text-properties officeooo:paragraph-rsid="0026a1aa"/>
    </style:style>
    <style:style style:name="P6" style:family="paragraph" style:parent-style-name="Text_20_body" style:list-style-name="L1">
      <style:text-properties officeooo:paragraph-rsid="00324fba"/>
    </style:style>
    <style:style style:name="P7" style:family="paragraph" style:parent-style-name="Text_20_body" style:list-style-name="L1">
      <style:text-properties officeooo:paragraph-rsid="0033fea3"/>
    </style:style>
    <style:style style:name="P8" style:family="paragraph" style:parent-style-name="Text_20_body" style:list-style-name="L2">
      <style:text-properties officeooo:paragraph-rsid="0026a1aa"/>
    </style:style>
    <style:style style:name="P9" style:family="paragraph" style:parent-style-name="Text_20_body">
      <style:text-properties officeooo:paragraph-rsid="00282950"/>
    </style:style>
    <style:style style:name="P10" style:family="paragraph" style:parent-style-name="Text_20_body">
      <style:text-properties officeooo:paragraph-rsid="002b3589"/>
    </style:style>
    <style:style style:name="P11" style:family="paragraph" style:parent-style-name="Text_20_body" style:list-style-name="L3">
      <style:text-properties officeooo:paragraph-rsid="002b3589"/>
    </style:style>
    <style:style style:name="P12" style:family="paragraph" style:parent-style-name="Text_20_body" style:list-style-name="L4">
      <style:text-properties officeooo:paragraph-rsid="002d2731"/>
    </style:style>
    <style:style style:name="P13" style:family="paragraph" style:parent-style-name="Text_20_body">
      <style:text-properties officeooo:paragraph-rsid="002ffda9"/>
    </style:style>
    <style:style style:name="P14" style:family="paragraph" style:parent-style-name="Text_20_body" style:list-style-name="L5">
      <style:text-properties officeooo:paragraph-rsid="003074f4"/>
    </style:style>
    <style:style style:name="P15" style:family="paragraph" style:parent-style-name="Text_20_body" style:list-style-name="L5">
      <style:text-properties officeooo:paragraph-rsid="003208c8"/>
    </style:style>
    <style:style style:name="P16" style:family="paragraph" style:parent-style-name="Text_20_body">
      <style:text-properties officeooo:paragraph-rsid="0031bcb3"/>
    </style:style>
    <style:style style:name="P17" style:family="paragraph" style:parent-style-name="Text_20_body">
      <style:text-properties officeooo:paragraph-rsid="003208c8"/>
    </style:style>
    <style:style style:name="P18" style:family="paragraph" style:parent-style-name="Text_20_body" style:list-style-name="L6">
      <style:text-properties officeooo:paragraph-rsid="003208c8"/>
    </style:style>
    <style:style style:name="P19" style:family="paragraph" style:parent-style-name="Text_20_body" style:list-style-name="L6">
      <style:text-properties officeooo:paragraph-rsid="00324fba"/>
    </style:style>
    <style:style style:name="P20" style:family="paragraph" style:parent-style-name="Text_20_body" style:list-style-name="L7">
      <style:text-properties officeooo:paragraph-rsid="003208c8"/>
    </style:style>
    <style:style style:name="P21" style:family="paragraph" style:parent-style-name="Text_20_body" style:list-style-name="L7">
      <style:text-properties officeooo:paragraph-rsid="00324fba"/>
    </style:style>
    <style:style style:name="P22" style:family="paragraph" style:parent-style-name="Text_20_body">
      <style:text-properties officeooo:paragraph-rsid="00324fba"/>
    </style:style>
    <style:style style:name="P23" style:family="paragraph" style:parent-style-name="Text_20_body" style:list-style-name="L9">
      <style:text-properties officeooo:paragraph-rsid="00324fba"/>
    </style:style>
    <style:style style:name="P24" style:family="paragraph" style:parent-style-name="Text_20_body" style:list-style-name="L10">
      <style:text-properties officeooo:paragraph-rsid="00324fba"/>
    </style:style>
    <style:style style:name="P25" style:family="paragraph" style:parent-style-name="Text_20_body" style:list-style-name="L10">
      <style:text-properties officeooo:paragraph-rsid="0038974b"/>
    </style:style>
    <style:style style:name="P26" style:family="paragraph" style:parent-style-name="Text_20_body">
      <style:text-properties officeooo:paragraph-rsid="0033fea3"/>
    </style:style>
    <style:style style:name="P27" style:family="paragraph" style:parent-style-name="Text_20_body" style:list-style-name="L11">
      <style:text-properties officeooo:paragraph-rsid="0033fea3"/>
    </style:style>
    <style:style style:name="P28" style:family="paragraph" style:parent-style-name="Text_20_body" style:list-style-name="L11">
      <style:text-properties officeooo:paragraph-rsid="00375e0a"/>
    </style:style>
    <style:style style:name="P29" style:family="paragraph" style:parent-style-name="Text_20_body" style:list-style-name="L12">
      <style:text-properties officeooo:paragraph-rsid="0033fea3"/>
    </style:style>
    <style:style style:name="P30" style:family="paragraph" style:parent-style-name="Text_20_body" style:list-style-name="L12">
      <style:text-properties officeooo:paragraph-rsid="0038974b"/>
    </style:style>
    <style:style style:name="P31" style:family="paragraph" style:parent-style-name="Text_20_body">
      <style:text-properties officeooo:paragraph-rsid="00356e71"/>
    </style:style>
    <style:style style:name="P32" style:family="paragraph" style:parent-style-name="Text_20_body">
      <style:text-properties officeooo:paragraph-rsid="00375e0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paragraph-rsid="0026a1aa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3074f4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41" style:family="paragraph" style:parent-style-name="Heading_20_2">
      <style:text-properties officeooo:paragraph-rsid="002ffda9"/>
    </style:style>
    <style:style style:name="P42" style:family="paragraph" style:parent-style-name="Heading_20_1">
      <style:text-properties officeooo:paragraph-rsid="00226426"/>
    </style:style>
    <style:style style:name="T1" style:family="text">
      <style:text-properties officeooo:rsid="00226426"/>
    </style:style>
    <style:style style:name="T2" style:family="text">
      <style:text-properties officeooo:rsid="0026a1aa"/>
    </style:style>
    <style:style style:name="T3" style:family="text">
      <style:text-properties officeooo:rsid="00282950"/>
    </style:style>
    <style:style style:name="T4" style:family="text">
      <style:text-properties officeooo:rsid="002b3589"/>
    </style:style>
    <style:style style:name="T5" style:family="text">
      <style:text-properties officeooo:rsid="002d2731"/>
    </style:style>
    <style:style style:name="T6" style:family="text">
      <style:text-properties officeooo:rsid="002ffda9"/>
    </style:style>
    <style:style style:name="T7" style:family="text">
      <style:text-properties officeooo:rsid="003074f4"/>
    </style:style>
    <style:style style:name="T8" style:family="text">
      <style:text-properties officeooo:rsid="003208c8"/>
    </style:style>
    <style:style style:name="T9" style:family="text">
      <style:text-properties officeooo:rsid="00324fba"/>
    </style:style>
    <style:style style:name="T10" style:family="text">
      <style:text-properties style:text-underline-style="solid" style:text-underline-width="auto" style:text-underline-color="font-color" officeooo:rsid="00324fba"/>
    </style:style>
    <style:style style:name="T11" style:family="text">
      <style:text-properties style:text-underline-style="none" officeooo:rsid="00324fba"/>
    </style:style>
    <style:style style:name="T12" style:family="text">
      <style:text-properties officeooo:rsid="0033fea3"/>
    </style:style>
    <style:style style:name="T13" style:family="text">
      <style:text-properties officeooo:rsid="00356e71"/>
    </style:style>
    <style:style style:name="T14" style:family="text">
      <style:text-properties officeooo:rsid="00375e0a"/>
    </style:style>
    <style:style style:name="T15" style:family="text">
      <style:text-properties officeooo:rsid="00389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P5 – Spécifications</text:span></text:p>
      <text:p text:style-name="P2"><text:span text:style-name="T1"/></text:p>
      <text:h text:style-name="P42" text:outline-level="1"><text:span text:style-name="T1">Description générale</text:span></text:h>
      <text:h text:style-name="Heading_20_1" text:outline-level="1"><text:span text:style-name="T2">Commandes</text:span></text:h>
      <text:p text:style-name="P9"><text:span text:style-name="T3">Pour toutes les commandes décrites ci-dessous, on a les contraintes et comportement suivants :</text:span></text:p>
      <text:p text:style-name="P34"><text:span text:style-name="T2">Contraintes :</text:span></text:p>
      <text:list xml:id="list1464528309" text:style-name="L1">
        <text:list-item>
          <text:p text:style-name="P5"><text:span text:style-name="T2">Les coordonnées sont des entiers.</text:span></text:p>
        </text:list-item>
        <text:list-item>
          <text:p text:style-name="P5"><text:span text:style-name="T2">Les noms sont constitués de lettres et / ou chiffres, sans séparateur.</text:span></text:p>
        </text:list-item>
        <text:list-item>
          <text:p text:style-name="P6"><text:span text:style-name="T9">Les noms sont uniques. Si l'utilisateur essaie de créer un objet avec un nom déjà existant, une erreur est retournée.</text:span></text:p>
        </text:list-item>
        <text:list-item>
          <text:p text:style-name="P7"><text:span text:style-name="T12">La description d'un objet est la ligne de commande qui permet sa création.</text:span></text:p>
        </text:list-item>
      </text:list>
      <text:p text:style-name="P34"><text:span text:style-name="T2">Réponse :</text:span></text:p>
      <text:list xml:id="list1554947097" text:style-name="L2">
        <text:list-item>
          <text:p text:style-name="P8"><text:span text:style-name="T2">Si la syntaxe est exacte et que l'opération s'est bien déroulée, la réponse est « OK »</text:span></text:p>
        </text:list-item>
        <text:list-item>
          <text:p text:style-name="P8"><text:span text:style-name="T2">Sinon, la réponse est « ERR »</text:span></text:p>
        </text:list-item>
      </text:list>
      <text:h text:style-name="Heading_20_1" text:outline-level="1"><text:span text:style-name="T1">Objets géométriques supportés</text:span></text:h>
      <text:h text:style-name="Heading_20_2" text:outline-level="2"><text:span text:style-name="T1">Cercle</text:span></text:h>
      <text:p text:style-name="P4"><text:span text:style-name="T2">Commande : </text:span><text:span text:style-name="Source_20_Text"><text:span text:style-name="T2">C Name X1 Y1 R</text:span></text:span></text:p>
      <text:p text:style-name="P33"><text:span text:style-name="T2">Création d'un cercle de nom </text:span><text:span text:style-name="Source_20_Text"><text:span text:style-name="T2">Name</text:span></text:span><text:span text:style-name="T2">, de centre le point de coordonnées (</text:span><text:span text:style-name="Source_20_Text"><text:span text:style-name="T2">X1, Y1</text:span></text:span><text:span text:style-name="T2">) et de rayon </text:span><text:span text:style-name="Source_20_Text"><text:span text:style-name="T2">R</text:span></text:span><text:span text:style-name="T2">.</text:span></text:p>
      <text:p text:style-name="P36"><text:span text:style-name="T2"><text:tab/></text:span><text:span text:style-name="T4">Contraintes :</text:span></text:p>
      <text:list xml:id="list970482334" text:style-name="L4">
        <text:list-item>
          <text:p text:style-name="P12"><text:span text:style-name="T5">L</text:span><text:span text:style-name="T4">e cercle peut être réduit à un point. (R=0)</text:span></text:p>
        </text:list-item>
      </text:list>
      <text:p text:style-name="P33"><text:span text:style-name="T2"><text:tab/></text:span></text:p>
      <text:h text:style-name="Heading_20_2" text:outline-level="2"><text:span text:style-name="T1">Rectangle</text:span></text:h>
      <text:p text:style-name="Text_20_body"><text:span text:style-name="T1"/></text:p>
      <text:p text:style-name="P10"><text:span text:style-name="T2">Commande : </text:span><text:span text:style-name="Source_20_Text"><text:span text:style-name="T6">R</text:span></text:span><text:span text:style-name="Source_20_Text"><text:span text:style-name="T2"> Name X1 Y1 </text:span></text:span><text:span text:style-name="Source_20_Text"><text:span text:style-name="T4">X2 Y2 </text:span></text:span></text:p>
      <text:p text:style-name="P10"><text:span text:style-name="T2">Création d'un </text:span><text:span text:style-name="T4">rectangle </text:span><text:span text:style-name="T2">de nom </text:span><text:span text:style-name="Source_20_Text"><text:span text:style-name="T2">Name</text:span></text:span><text:span text:style-name="T2">, </text:span><text:span text:style-name="T4">défini par les deux points (X1, Y1) et (X2, Y2). On suppose que</text:span><text:span text:style-name="T2"> </text:span><text:span text:style-name="T4">le premier point définit le coin supérieur gauche, le second le coin inférieur droit.</text:span></text:p>
      <text:p text:style-name="P35"><text:span text:style-name="T2"><text:tab/></text:span><text:span text:style-name="T4">Contraintes : </text:span></text:p>
      <text:list xml:id="list617377135" text:style-name="L3">
        <text:list-item>
          <text:p text:style-name="P11"><text:span text:style-name="T4">On accepte des coordonnées « invalides », par exemple un coin inférieur-droit situé au-dessus du coin supérieur-gauche.</text:span></text:p>
        </text:list-item>
        <text:list-item>
          <text:p text:style-name="P11"><text:soft-page-break/><text:span text:style-name="T4">Le rectangle peut être réduit à un point (X1=X2 et Y1=Y2) <text:s/>ou une ligne (X1=X2 ou Y1=Y2)</text:span></text:p>
        </text:list-item>
      </text:list>
      <text:h text:style-name="P41" text:outline-level="2"><text:span text:style-name="T1">Polyligne</text:span></text:h>
      <text:p text:style-name="P13"><text:span text:style-name="T2">Commande : </text:span><text:span text:style-name="Source_20_Text"><text:span text:style-name="T6">PL</text:span></text:span><text:span text:style-name="T6"> </text:span><text:span text:style-name="Source_20_Text"><text:span text:style-name="T2">Name X1 Y1 </text:span></text:span><text:span text:style-name="Source_20_Text"><text:span text:style-name="T4">X2 Y2 ... </text:span></text:span><text:span text:style-name="Source_20_Text"><text:span text:style-name="T6">Xn Yn</text:span></text:span></text:p>
      <text:p text:style-name="P13"><text:span text:style-name="T6">Une polyligne est une suite de segments consécutifs. Le second point d'un segment coïncide avec le premier point du segment suivant.</text:span></text:p>
      <text:p text:style-name="P13"><text:span text:style-name="T2">Création d'un</text:span><text:span text:style-name="T6">e</text:span><text:span text:style-name="T4"> </text:span><text:span text:style-name="T6">polyligne </text:span><text:span text:style-name="T2">de nom Name, </text:span><text:span text:style-name="T4">défini par les </text:span><text:span text:style-name="T6">n</text:span><text:span text:style-name="T4"> points (X1, Y1) , (X2, Y2) ... </text:span><text:span text:style-name="T6">(Xn, Yn).</text:span><text:span text:style-name="T4"> </text:span><text:span text:style-name="T6"><text:s/>L'ordre des points est celui indiqué dans la commande.</text:span></text:p>
      <text:p text:style-name="P37"><text:span text:style-name="T2"><text:tab/></text:span><text:span text:style-name="T4">Contraintes : </text:span></text:p>
      <text:list xml:id="list1911766893" text:style-name="L5">
        <text:list-item>
          <text:p text:style-name="P14"><text:span text:style-name="T7">Il faut minimum deux points. ( Ces points peuvent être les mêmes)</text:span></text:p>
        </text:list-item>
        <text:list-item>
          <text:p text:style-name="P14"><text:span text:style-name="T7">Si trois points alignés sont donnés, on garde ces trois points (pas de simplification automatique de la polyligne).</text:span></text:p>
        </text:list-item>
        <text:list-item>
          <text:p text:style-name="P14"><text:span text:style-name="T7">On autorise qu'un même point soit utilisé plusieurs fois dans la définition d'une polyligne.</text:span></text:p>
        </text:list-item>
      </text:list>
      <text:h text:style-name="Heading_20_2" text:outline-level="2"><text:span text:style-name="T1">Ligne</text:span></text:h>
      <text:p text:style-name="P16"><text:span text:style-name="T2">Commande : </text:span><text:span text:style-name="Source_20_Text"><text:span text:style-name="T6">L</text:span></text:span><text:span text:style-name="T6"> </text:span><text:span text:style-name="Source_20_Text"><text:span text:style-name="T2">Name X1 Y1 </text:span></text:span><text:span text:style-name="Source_20_Text"><text:span text:style-name="T4">X2 Y2</text:span></text:span></text:p>
      <text:p text:style-name="P17"><text:span text:style-name="T2">Création d'un</text:span><text:span text:style-name="T6">e</text:span><text:span text:style-name="T4"> </text:span><text:span text:style-name="T6">ligne </text:span><text:span text:style-name="T2">de nom Name, </text:span><text:span text:style-name="T4">défini par les </text:span><text:span text:style-name="T8">deux</text:span><text:span text:style-name="T4"> points (X1, Y1) </text:span><text:span text:style-name="T8">et</text:span><text:span text:style-name="T4"> (X2, Y2)</text:span><text:span text:style-name="T6">.</text:span></text:p>
      <text:p text:style-name="P17"><text:span text:style-name="T8">Une ligne est un segment.</text:span></text:p>
      <text:p text:style-name="P38"><text:span text:style-name="T2"><text:tab/></text:span><text:span text:style-name="T4">Contraintes : </text:span></text:p>
      <text:list xml:id="list1233523507" text:continue-numbering="true" text:style-name="L5">
        <text:list-item>
          <text:p text:style-name="P15"><text:span text:style-name="T7">Il faut minimum deux points. ( Ces points peuvent être les mêmes)</text:span></text:p>
        </text:list-item>
      </text:list>
      <text:p text:style-name="P16"><text:span text:style-name="T6"/></text:p>
      <text:h text:style-name="Heading_20_1" text:outline-level="1"><text:span text:style-name="T1">Objets agrégés</text:span></text:h>
      <text:p text:style-name="P17"><text:span text:style-name="T2">Commande : </text:span><text:span text:style-name="T8">OA </text:span><text:span text:style-name="Source_20_Text"><text:span text:style-name="T2">Name</text:span></text:span><text:span text:style-name="Source_20_Text"><text:span text:style-name="T8"> </text:span></text:span><text:span text:style-name="Source_20_Text"><text:span text:style-name="T2">Name</text:span></text:span><text:span text:style-name="Source_20_Text"><text:span text:style-name="T8">1 </text:span></text:span><text:span text:style-name="Source_20_Text"><text:span text:style-name="T2">Name</text:span></text:span><text:span text:style-name="Source_20_Text"><text:span text:style-name="T8">2 </text:span></text:span><text:span text:style-name="Source_20_Text"><text:span text:style-name="T2">...</text:span></text:span><text:span text:style-name="Source_20_Text"><text:span text:style-name="T8"> </text:span></text:span><text:span text:style-name="Source_20_Text"><text:span text:style-name="T2">Name</text:span></text:span><text:span text:style-name="Source_20_Text"><text:span text:style-name="T8">N</text:span></text:span></text:p>
      <text:p text:style-name="P17"><text:span text:style-name="T8">Création d'un objet agrégé formés des N différents objets nommés NameX.</text:span></text:p>
      <text:p text:style-name="P38"><text:span text:style-name="T4"><text:tab/>Contraintes : </text:span></text:p>
      <text:list xml:id="list1952535401" text:style-name="L6">
        <text:list-item>
          <text:p text:style-name="P19"><text:span text:style-name="T9">Il faut au minimum un objet pour constituer un agrégat.</text:span></text:p>
        </text:list-item>
        <text:list-item>
          <text:p text:style-name="P18"><text:span text:style-name="T8">Les objets cités en ligne de commande doivent impérativement exister préalablement.</text:span></text:p>
        </text:list-item>
        <text:list-item>
          <text:p text:style-name="P18"><text:span text:style-name="T8">Un objet cité plusieurs fois dans la ligne de commande ne sera inclus qu'une seule fois dans l'objet agrégé.</text:span></text:p>
        </text:list-item>
        <text:list-item>
          <text:p text:style-name="P18"><text:span text:style-name="T8">Un objet peut appartenir à plusieurs objets agrégés.</text:span></text:p>
        </text:list-item>
        <text:list-item>
          <text:p text:style-name="P18"><text:span text:style-name="T8">Un objet agrégé peut contenir d'autres objets agrégés</text:span></text:p>
        </text:list-item>
        <text:list-item>
          <text:p text:style-name="P18"><text:span text:style-name="T8">Un objet agrégés ne peut pas appartenir à un objet agrégés qu'il contient.</text:span></text:p>
          <text:p text:style-name="P18"><text:span text:style-name="T8"/></text:p>
        </text:list-item>
      </text:list>
      <text:h text:style-name="Heading_20_1" text:outline-level="1"><text:soft-page-break/><text:span text:style-name="T1">Modification d'objets existants</text:span></text:h>
      <text:p text:style-name="P3"><text:span text:style-name="T1">(y compris les objets agrégés)</text:span></text:p>
      <text:h text:style-name="Heading_20_2" text:outline-level="2"><text:span text:style-name="T1">Déplacement</text:span></text:h>
      <text:p text:style-name="P17"><text:span text:style-name="T2">Commande :</text:span><text:span text:style-name="Source_20_Text"><text:span text:style-name="T8"> MOVE Name X Y</text:span></text:span></text:p>
      <text:p text:style-name="P38"><text:span text:style-name="T8"><text:tab/>Translate l'objet Name d'un vecteur v(X,Y).</text:span></text:p>
      <text:p text:style-name="P38"><text:span text:style-name="T4"><text:tab/>Contraintes : </text:span></text:p>
      <text:list xml:id="list1280282948" text:style-name="L7">
        <text:list-item>
          <text:p text:style-name="P20"><text:span text:style-name="T8">S'il s'agit d'un objet agrégé l'ensemble de ses objets est déplacé de ce même vecteur v.</text:span></text:p>
        </text:list-item>
        <text:list-item>
          <text:p text:style-name="P20"><text:span text:style-name="T8">Si un </text:span><text:span text:style-name="T9">même</text:span><text:span text:style-name="T8"> objet appara</text:span><text:span text:style-name="T9">î</text:span><text:span text:style-name="T8">t plusieurs fois dans la composition d'un agrégat (ex : agrégat3 contient agrégat2 et objet1, agrégat2 contient objet1), il n'est déplacé qu'une seule fois.</text:span></text:p>
        </text:list-item>
        <text:list-item>
          <text:p text:style-name="P21"><text:span text:style-name="T9">Il n'est pas interdit de déplacer un objet (ou agrégat) d'un vecteur nul.</text:span></text:p>
        </text:list-item>
      </text:list>
      <text:h text:style-name="Heading_20_2" text:outline-level="2"><text:span text:style-name="T1">Suppression</text:span></text:h>
      <text:p text:style-name="P22"><text:span text:style-name="T2">Commande :</text:span><text:span text:style-name="Source_20_Text"><text:span text:style-name="T8"> </text:span></text:span><text:span text:style-name="Source_20_Text"><text:span text:style-name="T9">DELETE</text:span></text:span><text:span text:style-name="Source_20_Text"><text:span text:style-name="T8"> Name</text:span></text:span><text:span text:style-name="Source_20_Text"><text:span text:style-name="T9">1 </text:span></text:span><text:span text:style-name="Source_20_Text"><text:span text:style-name="T8">Name</text:span></text:span><text:span text:style-name="Source_20_Text"><text:span text:style-name="T9">2...</text:span></text:span><text:span text:style-name="Source_20_Text"><text:span text:style-name="T8">Name</text:span></text:span><text:span text:style-name="Source_20_Text"><text:span text:style-name="T9">N</text:span></text:span></text:p>
      <text:p text:style-name="P22"><text:span text:style-name="T9">Supprime les N objets Name1...NameN.</text:span></text:p>
      <text:p text:style-name="P39"><text:span text:style-name="T4"><text:tab/>Contraintes : </text:span></text:p>
      <text:list xml:id="list424732541" text:style-name="L9">
        <text:list-item>
          <text:p text:style-name="P23"><text:span text:style-name="T9">Si </text:span><text:span text:style-name="T10">un</text:span><text:span text:style-name="T11"> nom est invalide, aucun élément n'est supprimé.</text:span></text:p>
        </text:list-item>
        <text:list-item>
          <text:p text:style-name="P23"><text:span text:style-name="T11">La suppression d 'un objet agrégé n'entraine pas la suppression des objets le composant.</text:span></text:p>
        </text:list-item>
        <text:list-item>
          <text:p text:style-name="P23"><text:span text:style-name="T11">En revanche la suppression d'un objet constituant un agrégat entraine la mise à jour de l'agrégat. On peut, suite à une suppression, avoir un agrégat vide.</text:span></text:p>
        </text:list-item>
      </text:list>
      <text:p text:style-name="P22"><text:span text:style-name="T9"/></text:p>
      <text:h text:style-name="Heading_20_1" text:outline-level="1"><text:span text:style-name="T1">Gestion de l'historique</text:span></text:h>
      <text:p text:style-name="P22"><text:span text:style-name="T9">Les commandes faisant partie de l'historique sont :</text:span></text:p>
      <text:list xml:id="list1206082690" text:style-name="L10">
        <text:list-item>
          <text:p text:style-name="P24"><text:span text:style-name="T9">C</text:span></text:p>
        </text:list-item>
        <text:list-item>
          <text:p text:style-name="P24"><text:span text:style-name="T9">R</text:span></text:p>
        </text:list-item>
        <text:list-item>
          <text:p text:style-name="P24"><text:span text:style-name="T9">L</text:span></text:p>
        </text:list-item>
        <text:list-item>
          <text:p text:style-name="P24"><text:span text:style-name="T9">PL</text:span></text:p>
        </text:list-item>
        <text:list-item>
          <text:p text:style-name="P24"><text:span text:style-name="T9">OA</text:span></text:p>
        </text:list-item>
        <text:list-item>
          <text:p text:style-name="P24"><text:span text:style-name="T9">DELETE</text:span></text:p>
        </text:list-item>
        <text:list-item>
          <text:p text:style-name="P24"><text:span text:style-name="T9">MOVE</text:span></text:p>
        </text:list-item>
        <text:list-item>
          <text:p text:style-name="P24"><text:span text:style-name="T9">CLEAR</text:span></text:p>
        </text:list-item>
        <text:list-item>
          <text:p text:style-name="P25"><text:span text:style-name="T15">LOAD</text:span></text:p>
        </text:list-item>
      </text:list>
      <text:h text:style-name="Heading_20_2" text:outline-level="2"><text:span text:style-name="T1">Annule</text:span><text:span text:style-name="T9">r</text:span></text:h>
      <text:p text:style-name="P22"><text:span text:style-name="T2">Commande :</text:span><text:span text:style-name="Source_20_Text"><text:span text:style-name="T8"> </text:span></text:span><text:span text:style-name="Source_20_Text"><text:span text:style-name="T9">UNDO</text:span></text:span></text:p>
      <text:p text:style-name="P26"><text:soft-page-break/><text:span text:style-name="T9">Annule la dernière opération (incluse dans la liste ci-dessus) ayant été réalisée.</text:span></text:p>
      <text:p text:style-name="P26"><text:span text:style-name="T4">Contraintes : </text:span></text:p>
      <text:list xml:id="list2006143752" text:style-name="L11">
        <text:list-item>
          <text:p text:style-name="P27"><text:span text:style-name="T12">On doit être capable d'assurer au minimum 20 UNDO consécutifs.</text:span></text:p>
        </text:list-item>
        <text:list-item>
          <text:p text:style-name="P27"><text:span text:style-name="T12">S'il n'y a rien à annuler on renvoie OK.</text:span></text:p>
        </text:list-item>
      </text:list>
      <text:h text:style-name="Heading_20_2" text:outline-level="2"><text:span text:style-name="T1">Refaire</text:span></text:h>
      <text:p text:style-name="P26"><text:span text:style-name="T2">Commande :</text:span><text:span text:style-name="Source_20_Text"><text:span text:style-name="T8"> </text:span></text:span><text:span text:style-name="Source_20_Text"><text:span text:style-name="T12">RE</text:span></text:span><text:span text:style-name="Source_20_Text"><text:span text:style-name="T9">DO</text:span></text:span></text:p>
      <text:p text:style-name="P26"><text:span text:style-name="T12">Refait</text:span><text:span text:style-name="T9"> la dernière opération (incluse dans la liste ci-dessus) ayant été </text:span><text:span text:style-name="T12">annul</text:span><text:span text:style-name="T9">ée.</text:span></text:p>
      <text:p text:style-name="P32"><text:span text:style-name="T14">Un REDO s'effectue obligatoirement à la suite d'un UNDO ou d'opération ne modifiant pas l'historique..</text:span></text:p>
      <text:p text:style-name="P26"><text:span text:style-name="T4">Contraintes : </text:span></text:p>
      <text:list xml:id="list1569752470" text:continue-numbering="true" text:style-name="L11">
        <text:list-item>
          <text:p text:style-name="P27"><text:span text:style-name="T12">On doit être capable d'assurer autant de REDO qu'il y a eu d'UNDO.</text:span></text:p>
        </text:list-item>
        <text:list-item>
          <text:p text:style-name="P28"><text:span text:style-name="T14">Il est impossible d'effectuer un REDO si une nouvelle opération modifiant l'historique a été effectuée depuis le dernier UNDO.</text:span></text:p>
        </text:list-item>
        <text:list-item>
          <text:p text:style-name="P28"><text:span text:style-name="T14">S'il n'y a rien à refaire, renvoyer OK.</text:span></text:p>
        </text:list-item>
      </text:list>
      <text:h text:style-name="Heading_20_1" text:outline-level="1"><text:span text:style-name="T1">Sauvegarde et chargement</text:span></text:h>
      <text:h text:style-name="Heading_20_2" text:outline-level="2"><text:span text:style-name="T1">Sauvegarde</text:span></text:h>
      <text:p text:style-name="P26"><text:span text:style-name="T2">Commande :</text:span><text:span text:style-name="Source_20_Text"><text:span text:style-name="T9"> </text:span></text:span><text:span text:style-name="Source_20_Text"><text:span text:style-name="T12">SAVE filename</text:span></text:span></text:p>
      <text:p text:style-name="P26"><text:span text:style-name="T12">Sauvegarde l'ensemble des objets dans un fichier filename. </text:span></text:p>
      <text:p text:style-name="P26"><text:span text:style-name="T12">Le format du fichier : </text:span></text:p>
      <text:list xml:id="list586834305" text:style-name="L12">
        <text:list-item>
          <text:p text:style-name="P29"><text:span text:style-name="T12">Chaque ligne décrit un objet ou un agrégat ou est un commentaire</text:span></text:p>
        </text:list-item>
        <text:list-item>
          <text:p text:style-name="P29"><text:span text:style-name="T12">Une ligne de commentaire commence par un dièse.</text:span></text:p>
        </text:list-item>
        <text:list-item>
          <text:p text:style-name="P29"><text:span text:style-name="T12">La description d'un objet est la ligne de commande qui permet sa création.</text:span></text:p>
        </text:list-item>
      </text:list>
      <text:p text:style-name="P26"><text:span text:style-name="T12">Contraintes :</text:span></text:p>
      <text:list xml:id="list2030689109" text:continue-numbering="true" text:style-name="L12">
        <text:list-item>
          <text:p text:style-name="P29"><text:span text:style-name="T12">Si le fichier filename existe déjà, son contenu est écrasé.</text:span></text:p>
        </text:list-item>
        <text:list-item>
          <text:p text:style-name="P29"><text:span text:style-name="T12">Si le fichier filename n'existe pas, il est automatiquement créé.</text:span></text:p>
        </text:list-item>
        <text:list-item>
          <text:p text:style-name="P29"><text:span text:style-name="T12">Si le fichier n'est pas accessible en écriture, une erreur est retournée.</text:span></text:p>
        </text:list-item>
      </text:list>
      <text:h text:style-name="Heading_20_2" text:outline-level="2"><text:span text:style-name="T1">Chargement</text:span></text:h>
      <text:p text:style-name="P26"><text:span text:style-name="T2">Commande :</text:span><text:span text:style-name="Source_20_Text"><text:span text:style-name="T9"> </text:span></text:span><text:span text:style-name="Source_20_Text"><text:span text:style-name="T12">LOAD filename</text:span></text:span></text:p>
      <text:p text:style-name="P26"><text:span text:style-name="T12">Charge l'ensemble des objets décrit dans le fichier filename. </text:span></text:p>
      <text:p text:style-name="P26"><text:span text:style-name="T12">Le format du fichier : voir Sauvegarde</text:span></text:p>
      <text:list xml:id="list229987966" text:continue-numbering="true" text:style-name="L12">
        <text:list-header>
          <text:p text:style-name="P29"><text:span text:style-name="T12"/></text:p>
        </text:list-header>
      </text:list>
      <text:p text:style-name="P26"><text:span text:style-name="T12">Contraintes :</text:span></text:p>
      <text:list xml:id="list231973151" text:continue-numbering="true" text:style-name="L12">
        <text:list-item>
          <text:p text:style-name="P29"><text:span text:style-name="T12">Si le fichier filename n'existe pas ou n'est pas accessible en lecture, une erreur est retournée.</text:span></text:p>
        </text:list-item>
        <text:list-item>
          <text:p text:style-name="P29"><text:soft-page-break/><text:span text:style-name="T12">Les lignes de commentaires sont ignorées.</text:span></text:p>
        </text:list-item>
        <text:list-item>
          <text:p text:style-name="P30"><text:span text:style-name="T15">Si n'importe quelle commande contenue dans le fichier chargé génère une erreur, l'ensemble du chargement est annulé.</text:span></text:p>
        </text:list-item>
      </text:list>
      <text:h text:style-name="Heading_20_1" text:outline-level="1"><text:span text:style-name="T1">Autres</text:span></text:h>
      <text:h text:style-name="Heading_20_2" text:outline-level="2"><text:span text:style-name="T1">Afficher</text:span></text:h>
      <text:p text:style-name="P22"><text:span text:style-name="T2">Commande :</text:span><text:span text:style-name="Source_20_Text"><text:span text:style-name="T9"> LIST</text:span></text:span></text:p>
      <text:p text:style-name="P22"><text:span text:style-name="T9">Affiche les descripteurs d'objets existants y compris les agrégats, un par ligne. Cet affichage se fait par ordre alphabétique sur les noms d'objets. Un descripteur d'objet est la commande nécessaire à sa construction.</text:span></text:p>
      <text:h text:style-name="Heading_20_2" text:outline-level="2"><text:span text:style-name="T1">Vider</text:span></text:h>
      <text:p text:style-name="P26"><text:span text:style-name="T2">Commande :</text:span><text:span text:style-name="Source_20_Text"><text:span text:style-name="T9"> </text:span></text:span><text:span text:style-name="Source_20_Text"><text:span text:style-name="T12">CLEAR</text:span></text:span></text:p>
      <text:p text:style-name="P26"><text:span text:style-name="T12">Supprime tous les objets composant le modèle actuel y compris les agrégats, retour à l'état </text:span><text:span text:style-name="T13">initial.</text:span><text:span text:style-name="T12"> </text:span></text:p>
      <text:p text:style-name="P26"><text:span text:style-name="T12">Si aucune sauvegarde n'a été effectuée le contenu n'est pas perdu grâce à la gestion de l'historique. </text:span></text:p>
      <text:h text:style-name="Heading_20_2" text:outline-level="2"><text:span text:style-name="T1">Quitter</text:span></text:h>
      <text:p text:style-name="P31"><text:span text:style-name="T2">Commande :</text:span><text:span text:style-name="Source_20_Text"><text:span text:style-name="T9"> </text:span></text:span><text:span text:style-name="Source_20_Text"><text:span text:style-name="T13">EXIT</text:span></text:span></text:p>
      <text:p text:style-name="P31"><text:span text:style-name="T13">Ferme l'application.</text:span></text:p>
      <text:p text:style-name="P31"><text:span text:style-name="T13">Si aucune sauvegarde n'a été effectuée, le contenu est définitivement perdu car l'historique est détruit.</text:span></text:p>
      <text:p text:style-name="P40"><text:span text:style-name="T13"><text:tab/>Réponse: aucu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3.6$Linux_X86_64 LibreOffice_project/360m1$Build-2</meta:generator>
    <dc:date>2013-12-16T17:28:51</dc:date>
    <meta:editing-duration>PT1H45M6S</meta:editing-duration>
    <meta:editing-cycles>17</meta:editing-cycles>
    <meta:document-statistic meta:table-count="0" meta:image-count="0" meta:object-count="0" meta:page-count="5" meta:paragraph-count="123" meta:word-count="1024" meta:character-count="5913" meta:non-whitespace-character-count="5030"/>
  </office:meta>
</office:document-meta>
</file>